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2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5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6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7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3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4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6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7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9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3c439f"/>
    </style:style>
    <style:style style:name="P31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3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3" style:family="paragraph" style:parent-style-name="Text_20_body" style:master-page-name="Standard">
      <style:paragraph-properties style:page-number="auto"/>
    </style:style>
    <style:style style:name="P34" style:family="paragraph" style:parent-style-name="right_20_aligned_20_text">
      <style:text-properties fo:color="#000000" style:font-name="Arial" fo:font-size="10pt" fo:letter-spacing="0.007cm" fo:language="it" fo:country="IT" fo:font-weight="normal" style:font-name-asian="Times New Roman" style:font-size-asian="10pt" style:font-weight-asian="normal" style:font-name-complex="Microsoft Sans Serif" style:font-size-complex="10pt" style:language-complex="ar" style:country-complex="SA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fo:color="#000000" style:font-name="Arial" fo:font-size="10pt" fo:font-style="italic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italic" style:font-size-complex="10pt" style:font-style-complex="italic"/>
    </style:style>
    <style:style style:name="T13" style:family="text">
      <style:text-properties fo:color="#000000" style:font-name="Arial" fo:font-size="10pt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italic" style:font-name-complex="Calibri" style:font-size-complex="10pt" style:font-style-complex="italic"/>
    </style:style>
    <style:style style:name="T14" style:family="text">
      <style:text-properties fo:color="#000000" style:font-name="Arial" fo:font-size="10pt" fo:font-style="normal" style:text-underline-style="none" fo:font-weight="bold" fo:background-color="transparent" loext:char-shading-value="0" style:font-size-asian="10pt" style:language-asian="it" style:country-asian="IT" style:font-style-asian="normal" style:font-weight-asian="bold" style:font-name-complex="Times New Roman" style:font-size-complex="10pt" style:font-style-complex="normal"/>
    </style:style>
    <style:style style:name="T15" style:family="text">
      <style:text-properties fo:color="#000000" style:font-name="Arial" fo:font-size="10pt" fo:font-style="normal" style:text-underline-style="none" fo:font-weight="bold" officeooo:rsid="0018a6ad" fo:background-color="transparent" loext:char-shading-value="0" style:font-size-asian="10pt" style:language-asian="it" style:country-asian="IT" style:font-style-asian="normal" style:font-weight-asian="bold" style:font-name-complex="Times New Roman" style:font-size-complex="10pt" style:font-style-complex="normal"/>
    </style:style>
    <style:style style:name="T16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7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8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9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6" style:family="text">
      <style:text-properties fo:font-variant="normal" fo:text-transform="none" fo:color="#666666" style:text-outline="false" style:text-line-through-style="none" style:text-line-through-type="none" style:font-name="Ubuntu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fo:color="#666666" style:text-outline="false" style:text-line-through-style="none" style:text-line-through-type="none" style:font-name="Ubuntu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840b6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32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33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0"><text:placeholder text:placeholder-type="text">&lt;if test="o.state in ['draft','sent','cancel','waiting_date']"&gt;</text:placeholder><text:span text:style-name="T30">PREVENTIVO</text:span><text:placeholder text:placeholder-type="text">&lt;/if&gt;</text:placeholder><text:placeholder text:placeholder-type="text">&lt;if test="o.state not in ['draft','sent','cancel','waiting_date']"&gt;</text:placeholder><text:span text:style-name="T30">ORDINE</text:span><text:placeholder text:placeholder-type="text">&lt;/if&gt;</text:placeholder></text:p>
            <text:p text:style-name="P18"/>
            <text:p text:style-name="P19"><text:span text:style-name="T31"><text:placeholder text:placeholder-type="text">&lt;if test="o.state in ['draft','sent','cancel','waiting_date']"&gt;</text:placeholder></text:span><text:span text:style-name="T32">Preventivo </text:span><text:span text:style-name="T31"><text:placeholder text:placeholder-type="text">&lt;/if&gt;</text:placeholder></text:span><text:span text:style-name="T31"><text:placeholder text:placeholder-type="text">&lt;if test="o.state not in ['draft','sent','cancel','waiting_date']"&gt;</text:placeholder></text:span><text:span text:style-name="T33">Ordine</text:span><text:span text:style-name="T31"><text:placeholder text:placeholder-type="text">&lt;/if&gt;</text:placeholder></text:span> n°: <text:span text:style-name="T16"><text:placeholder text:placeholder-type="text">&lt;o.name&gt;</text:placeholder></text:span></text:p>
            <text:p text:style-name="P18">Data: <text:span text:style-name="T16"><text:placeholder text:placeholder-type="text">&lt;formatLang(o.date_order,date=True)&gt;</text:placeholder></text:span></text:p>
            <text:p text:style-name="P18">Pagina: <text:page-number text:select-page="current">1</text:page-number>/<text:span text:style-name="T32"><text:page-count>2</text:page-count></text:span></text:p>
          </table:table-cell>
          <table:table-cell table:style-name="Tabella1.B1" office:value-type="string">
            <text:p text:style-name="P12"><text:span text:style-name="Car._20_predefinito_20_paragrafo"><text:span text:style-name="T12">Spett. le: </text:span></text:span><text:span text:style-name="Car._20_predefinito_20_paragrafo"><text:span text:style-name="T13"><text:placeholder text:placeholder-type="text">&lt;o.partner_id.title or ''&gt;</text:placeholder></text:span></text:span></text:p>
            <text:p text:style-name="P13"><text:span text:style-name="Car._20_predefinito_20_paragrafo"><text:span text:style-name="T13"><text:placeholder text:placeholder-type="text">&lt;o.partner_id.name or ''&gt;</text:placeholder></text:span></text:span></text:p>
            <text:p text:style-name="P34"><text:s/><text:span text:style-name="T28"><text:placeholder text:placeholder-type="text">&lt;o.partner_id.street or ''&gt;</text:placeholder></text:span></text:p>
            <text:p text:style-name="P17"><text:span text:style-name="Car._20_predefinito_20_paragrafo"><text:span text:style-name="T14"><text:placeholder text:placeholder-type="text">&lt;o.partner_id.zip or ''&gt;</text:placeholder></text:span></text:span><text:span text:style-name="Car._20_predefinito_20_paragrafo"><text:span text:style-name="T14"> </text:span></text:span><text:span text:style-name="Car._20_predefinito_20_paragrafo"><text:span text:style-name="T14"><text:placeholder text:placeholder-type="text">&lt;o.partner_id.city or ''&gt;</text:placeholder></text:span></text:span><text:span text:style-name="Car._20_predefinito_20_paragrafo"><text:span text:style-name="T14"> </text:span></text:span><text:span text:style-name="Car._20_predefinito_20_paragrafo"><text:span text:style-name="T15">(</text:span></text:span><text:span text:style-name="Car._20_predefinito_20_paragrafo"><text:span text:style-name="T14"><text:placeholder text:placeholder-type="text">&lt;o.partner_id.state_id.code&gt;</text:placeholder></text:span></text:span><text:span text:style-name="Car._20_predefinito_20_paragrafo"><text:span text:style-name="T15">)</text:span></text:span></text:p>
          </table:table-cell>
        </table:table-row>
      </table:table>
      <text:p text:style-name="P10"/>
      <text:p text:style-name="P14">Come gentilmente richiesto, <text:span text:style-name="T29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1" text:outline-level="2">Venditore</text:h>
          </table:table-cell>
          <table:table-cell table:style-name="Tabella2.A1" office:value-type="string">
            <text:h text:style-name="P31" text:outline-level="2">Tempi consegna</text:h>
          </table:table-cell>
          <table:table-cell table:style-name="Tabella2.C1" office:value-type="string">
            <text:h text:style-name="P31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5"><text:span text:style-name="Car._20_predefinito_20_paragrafo"><text:span text:style-name="T17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5"><text:span text:style-name="Car._20_predefinito_20_paragrafo"><text:span text:style-name="T17"><text:placeholder text:placeholder-type="text">&lt;o.payment_term and o.payment_term.not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1" text:outline-level="2">Q.tà</text:h>
          </table:table-cell>
          <table:table-cell table:style-name="Table1.A1" office:value-type="string">
            <text:h text:style-name="P31" text:outline-level="2">Descrizione</text:h>
          </table:table-cell>
          <table:table-cell table:style-name="Table1.A1" office:value-type="string">
            <text:h text:style-name="P31" text:outline-level="2">Prezzo unit.</text:h>
          </table:table-cell>
          <table:table-cell table:style-name="Table1.D1" office:value-type="string">
            <text:h text:style-name="P31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7"><text:span text:style-name="Strong_20_Emphasis"><text:span text:style-name="T19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  <text:p text:style-name="P24"><text:span text:style-name="Strong_20_Emphasis"><text:span text:style-name="T24"><text:placeholder text:placeholder-type="text">&lt;if test="line.product_id.image_medium"&gt;</text:placeholder></text:span></text:span></text:p>
            <text:p text:style-name="P23"><text:span text:style-name="Strong_20_Emphasis"><text:span text:style-name="T24"><draw:frame draw:style-name="fr3" draw:name="image: asimage(line.product_id.image_medium,None,2,2,'cm')" text:anchor-type="as-char" svg:y="-1.582cm" svg:width="1.79cm" svg:height="2cm" draw:z-index="4"><draw:text-box><text:p text:style-name="P21"/></draw:text-box></draw:frame></text:span></text:span><text:span text:style-name="Strong_20_Emphasis"><text:span text:style-name="T24"> </text:span></text:span></text:p>
            <text:p text:style-name="P28"><text:span text:style-name="Strong_20_Emphasis"><text:span text:style-name="T24"><text:placeholder text:placeholder-type="text">&lt;/if&gt;</text:placeholder></text:span></text:span></text:p>
          </table:table-cell>
          <table:table-cell table:style-name="Table1.B3" office:value-type="string">
            <text:p text:style-name="P30"><text:span text:style-name="Strong_20_Emphasis"><text:span text:style-name="T26"><text:placeholder text:placeholder-type="text">&lt;for each="nl in line.name.split('\n')"&gt;</text:placeholder></text:span></text:span></text:p>
            <text:p text:style-name="P30"><text:span text:style-name="Strong_20_Emphasis"><text:span text:style-name="T26"><text:placeholder text:placeholder-type="text">&lt;nl&gt;</text:placeholder></text:span></text:span></text:p>
            <text:p text:style-name="P29"><text:span text:style-name="Strong_20_Emphasis"><text:span text:style-name="T27"><text:placeholder text:placeholder-type="text">&lt;/for&gt;</text:placeholder></text:span></text:span></text:p>
          </table:table-cell>
          <table:table-cell table:style-name="Table1.C3" office:value-type="string">
            <text:p text:style-name="P25"><text:span text:style-name="Strong_20_Emphasis"><text:span text:style-name="T25"><text:placeholder text:placeholder-type="text">&lt;if test="line.price_unit != 0.0"&gt;</text:placeholder></text:span></text:span><text:placeholder text:placeholder-type="text">&lt;italian_number(line.price_unit)&gt;</text:placeholder><text:span text:style-name="Strong_20_Emphasis"><text:span text:style-name="T25"><text:placeholder text:placeholder-type="text">&lt;/if&gt;</text:placeholder></text:span></text:span></text:p>
          </table:table-cell>
          <table:table-cell table:style-name="Table1.D3" office:value-type="string">
            <text:p text:style-name="P26"><text:span text:style-name="Strong_20_Emphasis"><text:span text:style-name="T25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2"><text:span text:style-name="Strong_20_Emphasis"><text:span text:style-name="T20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1">Subtotale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8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1">IVA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8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1">Totale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8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8-11T18:45:24.582375608</dc:date>
    <meta:print-date>2004-09-21T00:59:00</meta:print-date>
    <meta:editing-cycles>64</meta:editing-cycles>
    <meta:editing-duration>PT3H1M11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9" meta:word-count="178" meta:character-count="1974" meta:non-whitespace-character-count="1828"/>
    <meta:user-defined meta:name="_TemplateID">TC103773319990</meta:user-defined>
  </office:meta>
</office:document-meta>
</file>